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Fleischer, Rasmus &amp; <text:span text:style-name="T2">Kullenberg, Christopher</text:span> (in press) "The Political Significance of Spotify in Sweden— Analysing the #backaspotify Campaign using Twitter Data", <text:span text:style-name="T1">Culture Unbound</text:span>.</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line-break/></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